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erif" svg:font-family="Liberation Serif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TimesNewRomanPS-BoldMT" svg:font-family="TimesNewRomanPS-BoldMT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in" fo:line-height="100%"/>
    </style:style>
    <style:style style:name="T2" style:parent-style-name="DefaultParagraphFont" style:family="text">
      <style:text-properties style:font-name="TimesNewRomanPS-BoldMT" style:font-name-complex="TimesNewRomanPS-BoldMT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TimesNewRomanPS-BoldMT" style:font-name-complex="TimesNewRomanPS-BoldMT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4" style:parent-style-name="Heading1" style:family="paragraph">
      <style:paragraph-properties fo:text-align="justify" fo:margin-top="0in" fo:margin-bottom="0in"/>
    </style:style>
    <style:style style:name="T5" style:parent-style-name="DefaultParagraphFont" style:family="text">
      <style:text-properties style:font-name="Times New Roman" style:font-name-complex="Times New Roman" fo:color="#0D0D0D" fo:font-size="12pt" style:font-size-asian="12pt" style:font-size-complex="12pt" fo:background-color="#FFFFFF"/>
    </style:style>
    <style:style style:name="T6" style:parent-style-name="DefaultParagraphFont" style:family="text">
      <style:text-properties style:font-name="Times New Roman" style:font-name-complex="Times New Roman" fo:font-weight="normal" style:font-weight-asian="normal" style:font-weight-complex="normal" fo:color="#0D0D0D" fo:font-size="12pt" style:font-size-asian="12pt" style:font-size-complex="12pt" fo:background-color="#FFFFFF"/>
    </style:style>
    <style:style style:name="T7" style:parent-style-name="DefaultParagraphFont" style:family="text">
      <style:text-properties style:font-name="Times New Roman" style:font-name-complex="Times New Roman" fo:font-weight="normal" style:font-weight-asian="normal" style:font-weight-complex="normal" fo:color="#0D0D0D" fo:font-size="12pt" style:font-size-asian="12pt" style:font-size-complex="12pt" fo:background-color="#FFFFFF"/>
    </style:style>
    <style:style style:name="P8" style:parent-style-name="Standard" style:family="paragraph">
      <style:paragraph-properties fo:text-align="justify" fo:margin-bottom="0in"/>
      <style:text-properties style:font-name="Times New Roman" style:font-name-complex="Times New Roman" fo:font-weight="bold" style:font-weight-asian="bold" style:font-weight-complex="bold" fo:color="#0D0D0D" fo:font-size="12pt" style:font-size-asian="12pt" style:font-size-complex="12pt" fo:background-color="#FFFFFF"/>
    </style:style>
    <style:style style:name="P9" style:parent-style-name="Standard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" style:parent-style-name="Standard" style:family="paragraph">
      <style:paragraph-properties fo:margin-bottom="0in"/>
    </style:style>
    <style:style style:name="T1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2" style:parent-style-name="Standard" style:family="paragraph">
      <style:paragraph-properties fo:margin-bottom="0in" fo:margin-left="1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13" style:parent-style-name="Standard" style:family="paragraph">
      <style:paragraph-properties fo:text-align="justify"/>
    </style:style>
    <style:style style:name="T14" style:parent-style-name="DefaultParagraphFont" style:family="text">
      <style:text-properties style:font-name="Times New Roman" style:font-name-complex="Times New Roman" fo:color="#0D0D0D" fo:font-size="12pt" style:font-size-asian="12pt" style:font-size-complex="12pt" fo:background-color="#FFFFFF"/>
    </style:style>
    <style:style style:name="T15" style:parent-style-name="DefaultParagraphFont" style:family="text">
      <style:text-properties style:font-name="Times New Roman" style:font-name-complex="Times New Roman" fo:color="#0D0D0D" fo:font-size="12pt" style:font-size-asian="12pt" style:font-size-complex="12pt" fo:background-color="#FFFFFF"/>
    </style:style>
    <style:style style:name="P16" style:parent-style-name="ListParagraph" style:family="paragraph">
      <style:paragraph-properties fo:text-align="justify" fo:line-height="150%"/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IN"/>
    </style:style>
    <style:style style:name="P17" style:parent-style-name="ListParagraph" style:family="paragraph">
      <style:paragraph-properties fo:text-align="justify" fo:line-height="150%"/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IN"/>
    </style:style>
    <style:style style:name="P18" style:parent-style-name="ListParagraph" style:family="paragraph">
      <style:paragraph-properties fo:text-align="justify" fo:line-height="150%"/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IN"/>
    </style:style>
    <style:style style:name="P19" style:parent-style-name="ListParagraph" style:family="paragraph">
      <style:paragraph-properties fo:text-align="justify" fo:line-height="150%"/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IN"/>
    </style:style>
    <style:style style:name="T20" style:parent-style-name="DefaultParagraphFont" style:family="text">
      <style:text-properties style:font-name="Times New Roman" style:font-name-complex="Times New Roman" fo:color="#0D0D0D" fo:font-size="12pt" style:font-size-asian="12pt" style:font-size-complex="12pt" fo:background-color="#FFFFFF"/>
    </style:style>
    <style:style style:name="P21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 fo:background-color="#FFFFFF" style:language-asian="en" style:country-asian="IN"/>
    </style:style>
    <style:style style:name="P22" style:parent-style-name="Standard" style:family="paragraph"/>
    <style:style style:name="T2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background-color="#FFFFFF" style:language-asian="en" style:country-asian="IN"/>
    </style:style>
    <style:style style:name="P24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 fo:background-color="#FFFFFF" style:language-asian="en" style:country-asian="IN"/>
    </style:style>
    <style:style style:name="P25" style:parent-style-name="Standard" style:family="paragraph"/>
    <style:style style:name="T26" style:parent-style-name="DefaultParagraphFont" style:family="text">
      <style:text-properties style:font-name="Times New Roman" style:font-name-complex="Times New Roman" fo:color="#0D0D0D" fo:font-size="12pt" style:font-size-asian="12pt" style:font-size-complex="12pt" fo:background-color="#FFFFFF"/>
    </style:style>
    <style:style style:name="T2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background-color="#FFFFFF" style:language-asian="en" style:country-asian="IN"/>
    </style:style>
    <style:style style:name="P28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 fo:background-color="#FFFFFF" style:language-asian="en" style:country-asian="IN"/>
    </style:style>
    <style:style style:name="P29" style:parent-style-name="Standard" style:family="paragraph"/>
    <style:style style:name="T3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background-color="#FFFFFF" style:language-asian="en" style:country-asian="IN"/>
    </style:style>
    <style:style style:name="T3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background-color="#FFFFFF" style:language-asian="en" style:country-asian="IN"/>
    </style:style>
    <style:style style:name="T3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background-color="#FFFFFF" style:language-asian="en" style:country-asian="IN"/>
    </style:style>
    <style:style style:name="T3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background-color="#FFFFFF" style:language-asian="en" style:country-asian="IN"/>
    </style:style>
    <style:style style:name="T3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background-color="#FFFFFF" style:language-asian="en" style:country-asian="IN"/>
    </style:style>
    <style:style style:name="T3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background-color="#FFFFFF" style:language-asian="en" style:country-asian="IN"/>
    </style:style>
    <style:style style:name="P36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 fo:background-color="#FFFFFF" style:language-asian="en" style:country-asian="IN"/>
    </style:style>
    <style:style style:name="P37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 fo:background-color="#FFFFFF" style:language-asian="en" style:country-asian="IN"/>
    </style:style>
  </office:automatic-styles>
  <office:body>
    <office:text text:use-soft-page-breaks="true">
      <text:p text:style-name="P1"><text:span text:style-name="T2">Machine Learning Laboratory –<text:s/></text:span><text:span text:style-name="T3">Assignment III</text:span></text:p>
      <text:p text:style-name="Standard"/>
      <text:h text:style-name="P4" text:outline-level="1"><text:span text:style-name="T5">Heart Disease :<text:s/></text:span><text:span text:style-name="T6">This database contains 76 attributes, but all published experiments refer to using a subset of 14 of them.The "hd" field<text:s/></text:span><text:span text:style-name="T7">refers to the presence of heart disease in the patient. It is integer valued from 0 (no presence) and 1(presence)</text:span></text:h>
      <text:p text:style-name="P8"/>
      <text:p text:style-name="P9">Attribute Information:</text:p>
      <text:list text:style-name="WWNum1" text:continue-numbering="true">
        <text:list-item>
          <text:list>
            <text:list-item>
              <text:p text:style-name="P10"><text:span text:style-name="T11">age, sex, cp, restbp, Chol, Fbs, Restecg, Thalach, Exang, Oldpeak, Slope, ca, thal, hd(target variable).</text:span></text:p>
            </text:list-item>
          </text:list>
        </text:list-item>
      </text:list>
      <text:p text:style-name="P12"/>
      <text:p text:style-name="P13"><text:span text:style-name="T14">A) <text:s/>Build a</text:span><text:span text:style-name="T15"><text:s/>Decision Tree model using scikit-learn to classify patients with heart disease and those without heart disease based on the provided dataset.</text:span></text:p>
      <text:list text:style-name="WWNum3">
        <text:list-item text:start-value="1">
          <text:p text:style-name="P16">Deal the missing data, and encode the categorical variables in the data set correctly.</text:p>
        </text:list-item>
        <text:list-item>
          <text:p text:style-name="P17">Build a classification<text:s/>tree using the Gini index as criterion</text:p>
        </text:list-item>
        <text:list-item>
          <text:p text:style-name="P18">Plot confusion matrix</text:p>
        </text:list-item>
        <text:list-item>
          <text:p text:style-name="P19">Find cross-validation score and plot it.</text:p>
        </text:list-item>
      </text:list>
      <text:p text:style-name="Standard">B) <text:s text:c="2"/><text:span text:style-name="T20">Build a Random Forest model to classify patients with heart disease and those without heart disease based on the provided dataset.</text:span></text:p>
      <text:list text:style-name="LFO7" text:continue-numbering="true">
        <text:list-item>
          <text:p text:style-name="P21">Build a Random<text:s/>Forest model</text:p>
        </text:list-item>
        <text:list-item>
          <text:p text:style-name="P22"><text:span text:style-name="T23">Print the feature importance array.</text:span></text:p>
        </text:list-item>
        <text:list-item>
          <text:p text:style-name="P24">Plot confusion matrix.</text:p>
        </text:list-item>
        <text:list-item>
          <text:p text:style-name="P25"><text:span text:style-name="T26"><text:s/></text:span><text:span text:style-name="T27">Find cross-validation score and plot it.</text:span></text:p>
        </text:list-item>
        <text:list-item>
          <text:p text:style-name="P28"><text:s/>Print Classification score.</text:p>
        </text:list-item>
        <text:list-item>
          <text:p text:style-name="P29"><text:span text:style-name="T30">Find the optimal Parameters for the model.</text:span></text:p>
        </text:list-item>
      </text:list>
      <text:p text:style-name="Standard"><text:span text:style-name="T31"><text:s text:c="8"/>a) Optimal number of trees</text:span></text:p>
      <text:p text:style-name="Standard"><text:span text:style-name="T32"><text:s text:c="8"/>b) Optimal max Depth</text:span></text:p>
      <text:p text:style-name="Standard"><text:span text:style-name="T33"><text:s text:c="6"/></text:span><text:span text:style-name="T34"><text:s text:c="2"/>c) Number of optimal features</text:span></text:p>
      <text:p text:style-name="Standard"><text:span text:style-name="T35"><text:s text:c="21"/></text:span></text:p>
      <text:p text:style-name="P36"/>
      <text:p text:style-name="P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erif" svg:font-family="Liberation Serif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TimesNewRomanPS-BoldMT" svg:font-family="TimesNewRomanPS-BoldMT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style:font-name-asian="DejaVu Sans" style:font-name-complex="DejaVu Sans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NumberingSymbols" style:display-name="Numbering Symbols" style:family="text"/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indows User</meta:initial-creator>
    <dc:creator>jayaraj</dc:creator>
    <meta:creation-date>2024-03-13T16:02:00Z</meta:creation-date>
    <dc:date>2024-03-13T16:02:00Z</dc:date>
    <meta:print-date>2024-03-13T11:41:00Z</meta:print-date>
    <meta:template xlink:href="Normal" xlink:type="simple"/>
    <meta:editing-cycles>2</meta:editing-cycles>
    <meta:editing-duration>PT120S</meta:editing-duration>
    <meta:user-defined meta:name="AppVersion">15.0000</meta:user-defined>
    <meta:document-statistic meta:page-count="1" meta:paragraph-count="2" meta:word-count="187" meta:character-count="1254" meta:row-count="8" meta:non-whitespace-character-count="1069"/>
  </office:meta>
</office:document-meta>
</file>